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E7000000DDC5FE5B8C.png" manifest:media-type="image/png"/>
  <manifest:file-entry manifest:full-path="Pictures/1000000000000640000004B0FFB7843D.png" manifest:media-type="image/png"/>
  <manifest:file-entry manifest:full-path="Pictures/1000000000000150000000E543331322.png" manifest:media-type="image/png"/>
  <manifest:file-entry manifest:full-path="Pictures/1000000000000640000004B02C5236E4.png" manifest:media-type="image/png"/>
  <manifest:file-entry manifest:full-path="Pictures/10000201000004C90000017B5DBB94AF.png" manifest:media-type="image/png"/>
  <manifest:file-entry manifest:full-path="Pictures/10000000000001380000006029770902.png" manifest:media-type="image/png"/>
  <manifest:file-entry manifest:full-path="Pictures/100000000000022000000182A70B0EDD.png" manifest:media-type="image/png"/>
  <manifest:file-entry manifest:full-path="Pictures/10000000000000FB0000002509CADC0B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draw:auto-grow-height="true" fo:min-height="3.507cm"/>
    </style:style>
    <style:style style:name="pr11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font-family-complex="'Times New Roman'" style:font-family-generic-complex="roman" style:font-pitch-complex="variabl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text-position="33% 58%"/>
    </style:style>
    <style:style style:name="T10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1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lization of Sensors</text:p>
          </draw:text-box>
        </draw:frame>
        <draw:frame presentation:style-name="pr2" draw:text-style-name="P2" draw:layer="layout" svg:width="25.199cm" svg:height="15.417cm" svg:x="1.4cm" svg:y="4.914cm" presentation:class="outline" presentation:user-transformed="true">
          <draw:text-box>
            <text:p text:style-name="P2"><text:span text:style-name="T1"/></text:p>
            <text:p text:style-name="P2"><text:span text:style-name="T1">Gaurav Sharma</text:span></text:p>
            <text:p text:style-name="P2"><text:span text:style-name="T1">Rahul Ajmera</text:span></text:p>
            <text:p text:style-name="P2"><text:span text:style-name="T2">Group 5</text:span></text:p>
            <text:p text:style-name="P2"><text:span text:style-name="T3"/></text:p>
            <text:p text:style-name="P2"><text:span text:style-name="T4">Department of Computer Science and Engineering</text:span></text:p>
            <text:p text:style-name="P2"><text:span text:style-name="T4">Indian Institute of Technology , Kanpur</text:span></text:p>
            <text:p text:style-name="P2"/>
            <text:p text:style-name="P2">8<text:span text:style-name="T5">th</text:span> April 201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Problem Statement</text:p>
          </draw:text-box>
        </draw:frame>
        <draw:frame presentation:style-name="Glossy-outline1" draw:layer="layout" svg:width="25.199cm" svg:height="10.629cm" svg:x="1.4cm" svg:y="4.914cm" presentation:class="outline" presentation:user-transformed="true">
          <draw:text-box>
            <text:p>Given a sensor network of N sensors at locations S = {S1, S2,.......,SN}. So, mathematically the localization problem can be formulated as follows: given a multihop network, represented by a graph G = (V, E),and a set of beacon nodes B, their positions {xb, yb} for all b ε B, we want to find the position {xu, yu} for all unknown nodes u ε U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ITU Terrain Model.</text:p>
              </text:list-item>
              <text:list-item>
                <text:p>Applicable for all terrains.</text:p>
              </text:list-item>
              <text:list-item>
                <text:p>Valid for all distances and frequency.</text:p>
              </text:list-item>
              <text:list-item>
                <text:p>Handles diffraction due to obstacles.</text:p>
              </text:list-item>
              <text:list-item>
                <text:p>Developed on the basis of diffraction theory and first fresnel zone.</text:p>
              </text:list-item>
              <text:list-item>
                <text:p>Obstacles in the first fresnel zone will create signals, with a <text:s/>phase shift of 0 to 180 degrees at the recei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6.699cm" svg:x="1.471cm" svg:y="5.461cm" presentation:class="outline" presentation:user-transformed="true">
          <draw:text-box>
            <text:p/>
            <text:p/>
            <text:p/>
            <text:p/>
            <text:p>Formula: A=10-20C<text:span text:style-name="T6">N</text:span><text:tab/><text:tab/>C<text:span text:style-name="T6">N</text:span>=h/F<text:span text:style-name="T6">1</text:span><text:span text:style-name="T6"><text:tab/></text:span><text:tab/>h=h<text:span text:style-name="T6">L</text:span>-h<text:span text:style-name="T6">O</text:span><text:tab/><text:tab/></text:p>
            <text:p>F<text:span text:style-name="T6">1</text:span>=17.3 √d<text:span text:style-name="T6">1</text:span>d<text:span text:style-name="T6">2</text:span>/fd <text:tab/><text:tab/><text:tab/>where, f is frequency and A is additional loss due to diffraction.</text:p>
            <text:p>These losses are summed with <text:s/>Friis transmission equation loss to get overall signal strength.</text:p>
            <text:p text:style-name="P4"><text:span text:style-name="T7"/></text:p>
          </draw:text-box>
        </draw:frame>
        <draw:frame draw:style-name="gr2" draw:text-style-name="P5" draw:layer="layout" svg:width="25.4cm" svg:height="8.85cm" svg:x="1.27cm" svg:y="3.48cm">
          <draw:image xlink:href="Pictures/10000201000004C90000017B5DBB9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ed Algorithm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T</text:p>
              </text:list-item>
              <text:list-item>
                <text:p>Diffusion</text:p>
              </text:list-item>
              <text:list-item>
                <text:p>Moving Sensor</text:p>
              </text:list-item>
              <text:list-item>
                <text:p>Moving Target</text:p>
              </text:list-item>
              <text:list-item>
                <text:p>Gradient</text:p>
              </text:list-item>
              <text:list-item>
                <text:p>Simulated Annealing</text:p>
              </text:list-item>
              <text:list-item>
                <text:p>Cent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ode are assumed to be listening to beacons, and storing distances from each one.</text:p>
              </text:list-item>
              <text:list-item>
                <text:p>Based on the signal strength, it determines the triangles in which the node lies.</text:p>
              </text:list-item>
              <text:list-item>
                <text:p>Centroid of the intersection area of all such triangles is estimated to be the localized coordinat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draw:style-name="gr2" draw:text-style-name="P5" draw:layer="layout" svg:width="22.225cm" svg:height="12.7cm" svg:x="3.175cm" svg:y="5.08cm">
          <draw:image xlink:href="Pictures/100000000000022000000182A70B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ffus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cation of a node is centroid of its one hop neighbors.</text:p>
              </text:list-item>
              <text:list-item>
                <text:p>Iteratively allocate location of a node to be average of it's neighbors.</text:p>
              </text:list-item>
              <text:list-item>
                <text:p>Terminate when steady state is reached, or after a fixed number of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 beacon is randomly moved in the grid <text:span text:style-name="T8">and</text:span> it broadcasts its coordinates to the neighbors at all time.</text:p>
              </text:list-item>
              <text:list-item>
                <text:p>Every time a node senses the beacon, it generates a new quadratic constraint that it uses to further reduce the uncertainty in its pos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265cm" svg:height="9.525cm" svg:x="1.405cm" svg:y="4.445cm">
          <draw:image xlink:href="Pictures/10000000000002E7000000DDC5FE5B8C.png" xlink:type="simple" xlink:show="embed" xlink:actuate="onLoad">
            <text:p/>
          </draw:image>
        </draw:frame>
        <draw:frame draw:style-name="gr3" draw:layer="layout" svg:width="24.765cm" svg:height="1.673cm" svg:x="1.905cm" svg:y="14.605cm">
          <draw:text-box>
            <text:p>(a) Node sensing beacon for the first time and constraining itself in the shaded region.</text:p>
            <text:p>(b) Beacon moves to another location, node senses again and reduces its reg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the nodes are moved in the grid to detect beacons.</text:p>
              </text:list-item>
              <text:list-item>
                <text:p>When it detects a beacon it introduce a bounding box constraint on its position.</text:p>
              </text:list-item>
              <text:list-item>
                <text:p>If the node does not encounter any beacon than it bounding box remains the whole grid.</text:p>
              </text:list-item>
              <text:list-item>
                <text:p>If a beacon at (x`,y`) after travelling (x,y) than a square bound of side twice the node range is imposed at (x`-x,y`-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ll beacons initiates a gradient by sending its neighbors a message with its location and a count set to one. </text:p>
              </text:list-item>
              <text:list-item>
                <text:p>Each recipient remembers the value of the count and forwards the message to its one hop neighbors with the count incremented by one. </text:p>
              </text:list-item>
              <text:list-item>
                <text:p>Hence a wave of messages propagates outwards from the beacon, while each sensor maintains the minimum counter value received from all beac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 size of each beacon is calculated by using the number of hops and actual distances from other beacons.</text:p>
              </text:list-item>
              <text:list-item>
                <text:p>A error function of two variables x,y for each node is minimized, which is defined by:</text:p>
                <text:p>Error = |Σ(x-x<text:span text:style-name="T6">i</text:span>)<text:span text:style-name="T9">2</text:span>+Σ(y-y<text:span text:style-name="T6">i</text:span>)<text:span text:style-name="T9">2</text:span>-Σd<text:span text:style-name="T6">i</text:span><text:span text:style-name="T9">2</text:span>| summed over all beacon nodes(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entroi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riangulation of beacons is used, to determine triangle containing the nodes, based on the signal strength. </text:p>
              </text:list-item>
              <text:list-item>
                <text:p>Contribution to localization <text:span text:style-name="T10">α</text:span><text:span text:style-name="T11"> 1/Area of Triangle</text:span></text:p>
              </text:list-item>
              <text:list-item>
                <text:p><text:span text:style-name="T11">Fast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27cm" svg:y="0cm" presentation:class="title" presentation:user-transformed="tru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ystem starts from random state and comes to equlibrium.</text:p>
              </text:list-item>
              <text:list-item>
                <text:p>A small pertubation (random displacement ) is given to nodes and Cost Function is calculated for that state.</text:p>
              </text:list-item>
              <text:list-item>
                <text:p>If cost decreases than new state is accepted but if cost increases than the state is accepted with probability, so that it does not get stuck at local minim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st Function</text:p>
                <text:p/>
              </text:list-item>
              <text:list-item>
                <text:p>Probability Function</text:p>
              </text:list-item>
            </text:list>
          </draw:text-box>
        </draw:frame>
        <draw:frame draw:style-name="gr2" draw:text-style-name="P5" draw:layer="layout" svg:width="13.335cm" svg:height="9.233cm" svg:x="8.255cm" svg:y="10.452cm">
          <draw:image xlink:href="Pictures/1000000000000150000000E543331322.png" xlink:type="simple" xlink:show="embed" xlink:actuate="onLoad">
            <text:p/>
          </draw:image>
        </draw:frame>
        <draw:frame draw:style-name="gr2" draw:text-style-name="P5" draw:layer="layout" svg:width="10.159cm" svg:height="3.174cm" svg:x="13.335cm" svg:y="3.811cm">
          <draw:image xlink:href="Pictures/10000000000001380000006029770902.png" xlink:type="simple" xlink:show="embed" xlink:actuate="onLoad">
            <text:p/>
          </draw:image>
        </draw:frame>
        <draw:frame draw:style-name="gr2" draw:text-style-name="P5" draw:layer="layout" svg:width="7.62cm" svg:height="1.27cm" svg:x="13.97cm" svg:y="8.255cm">
          <draw:image xlink:href="Pictures/10000000000000FB0000002509CADC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67cm" svg:height="16.51cm" svg:x="0.635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67cm" svg:height="16.51cm" svg:x="0.635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Results</text:p>
          </draw:text-box>
        </draw:frame>
        <draw:frame presentation:style-name="pr11" draw:layer="layout" svg:width="25.199cm" svg:height="13.86cm" svg:x="1.4cm" svg:y="4.914cm" presentation:class="outline" presentation:placeholder="true">
          <draw:text-box/>
        </draw:frame>
        <draw:frame draw:style-name="gr4" draw:layer="layout" svg:width="26.67cm" svg:height="16.51cm" svg:x="0.635cm" svg:y="3.8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67cm" svg:height="16.51cm" svg:x="0.635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the qualities required by the system, a cost function of the system can be obtained in terms of <text:span text:style-name="T3">accuracy, tolerance due to obstacles, time required for computation and variation in error</text:span>.</text:p>
              </text:list-item>
              <text:list-item>
                <text:p>Based on the obtained cost function an appropriate algorithm could be used which <text:span text:style-name="T3">minimizes</text:span> the c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IN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3-04-03T04:57:59</meta:creation-date>
    <dc:language>fi-FI</dc:language>
    <meta:editing-cycles>68</meta:editing-cycles>
    <meta:editing-duration>PT09H13M29S</meta:editing-duration>
    <meta:initial-creator>Rahul </meta:initial-creator>
    <dc:date>2013-04-08T03:54:32</dc:date>
    <dc:creator>Rahul </dc:creator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6.471cm" svg:y="0.333cm" chart:style-name="ch2">
          <text:p>Accuracy vs Number of Beacons</text:p>
        </chart:title>
        <chart:legend chart:legend-position="end" svg:x="20.621cm" svg:y="6.499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8.269cm" svg:y="15.495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10.729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4.36">
                <text:p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43">
                <text:p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6">
                <text:p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22.85">
                <text:p>22.85</text:p>
              </table:table-cell>
              <table:table-cell office:value-type="float" office:value="17.34">
                <text:p>17.34</text:p>
              </table:table-cell>
              <table:table-cell office:value-type="float" office:value="14.22">
                <text:p>14.22</text:p>
              </table:table-cell>
              <table:table-cell office:value-type="float" office:value="10.83">
                <text:p>10.83</text:p>
              </table:table-cell>
              <table:table-cell office:value-type="float" office:value="5.536">
                <text:p>5.536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4.79">
                <text:p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1.95">
                <text:p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7.27">
                <text:p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6.17cm" svg:y="0.334cm" chart:style-name="ch2">
          <text:p>Accuracy vs Number of Obstacles</text:p>
        </chart:title>
        <chart:legend chart:legend-position="end" svg:x="20.253cm" svg:y="6.5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7.201cm" svg:y="15.494cm" chart:style-name="ch6">
              <text:p>Percentage Obstacle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10.728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5.11">
                <text:p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88">
                <text:p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9">
                <text:p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23.46">
                <text:p>23.46</text:p>
              </table:table-cell>
              <table:table-cell office:value-type="float" office:value="26.83">
                <text:p>26.83</text:p>
              </table:table-cell>
              <table:table-cell office:value-type="float" office:value="29.39">
                <text:p>29.39</text:p>
              </table:table-cell>
              <table:table-cell office:value-type="float" office:value="33.1">
                <text:p>33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5.43">
                <text:p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2.47">
                <text:p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8.27">
                <text:p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7.416cm" svg:y="0.334cm" chart:style-name="ch2">
          <text:p>Time vs Number of Beacons</text:p>
        </chart:title>
        <chart:legend chart:legend-position="end" svg:x="20.553cm" svg:y="6.5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7.567cm" svg:y="15.494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9.745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0.285">
                <text:p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0.002">
                <text:p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0.158">
                <text:p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0.006">
                <text:p>0.006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0.639">
                <text:p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0.521">
                <text:p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4.5cm" svg:y="0.334cm" chart:style-name="ch2">
          <text:p>Standard Deviation vs Number of Beacons</text:p>
        </chart:title>
        <chart:legend chart:legend-position="end" svg:x="20.453cm" svg:y="6.5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7.569cm" svg:y="15.494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8.878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13.4">
                <text:p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31.56">
                <text:p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51.56">
                <text:p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61.58">
                <text:p>61.58</text:p>
              </table:table-cell>
              <table:table-cell office:value-type="float" office:value="60.05">
                <text:p>60.05</text:p>
              </table:table-cell>
              <table:table-cell office:value-type="float" office:value="30.07">
                <text:p>30.07</text:p>
              </table:table-cell>
              <table:table-cell office:value-type="float" office:value="13.82">
                <text:p>13.8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64.43">
                <text:p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103.67">
                <text:p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72.42">
                <text:p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